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4.246cm"/>
    </style:style>
    <style:style style:name="co6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>
            <text:p>Ratio Original/1024</text:p>
          </table:table-cell>
          <table:table-cell office:value-type="string">
            <text:p>Berechnet für 1280x1024</text:p>
          </table:table-cell>
          <table:table-cell office:value-type="string">
            <text:p>1280x1024</text:p>
          </table:table-cell>
          <table:table-cell office:value-type="string">
            <text:p>1024x768</text:p>
          </table:table-cell>
          <table:table-cell office:value-type="string">
            <text:p>Ratio 1280/1024</text:p>
          </table:table-cell>
          <table:table-cell/>
        </table:table-row>
        <table:table-row table:style-name="ro1">
          <table:table-cell office:value-type="string">
            <text:p>Text FontSize</text:p>
          </table:table-cell>
          <table:table-cell office:value-type="float" office:value="23">
            <text:p>23</text:p>
          </table:table-cell>
          <table:table-cell table:formula="of:=[.B2]/[.F2]" office:value-type="float" office:value="0.58974358974359">
            <text:p>0,59</text:p>
          </table:table-cell>
          <table:table-cell table:formula="of:=[.F2]*1.25" office:value-type="float" office:value="48.75">
            <text:p>48,75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table:formula="of:=[.E2]/[.F2]" office:value-type="float" office:value="1.25641025641026">
            <text:p>1,26</text:p>
          </table:table-cell>
          <table:table-cell/>
        </table:table-row>
        <table:table-row table:style-name="ro1">
          <table:table-cell office:value-type="string">
            <text:p>Source FontSize</text:p>
          </table:table-cell>
          <table:table-cell office:value-type="float" office:value="16">
            <text:p>16</text:p>
          </table:table-cell>
          <table:table-cell table:formula="of:=[.B3]/[.F3]" office:value-type="float" office:value="0.615384615384615">
            <text:p>0,62</text:p>
          </table:table-cell>
          <table:table-cell table:formula="of:=[.F3]*1.25" office:value-type="float" office:value="32.5">
            <text:p>32,5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formula="of:=[.E3]/[.F3]" office:value-type="float" office:value="1.30769230769231">
            <text:p>1,31</text:p>
          </table:table-cell>
          <table:table-cell/>
        </table:table-row>
        <table:table-row table:style-name="ro1">
          <table:table-cell office:value-type="string">
            <text:p>Copyright FontSize</text:p>
          </table:table-cell>
          <table:table-cell office:value-type="float" office:value="10">
            <text:p>10</text:p>
          </table:table-cell>
          <table:table-cell table:formula="of:=[.B4]/[.F4]" office:value-type="float" office:value="0.625">
            <text:p>0,63</text:p>
          </table:table-cell>
          <table:table-cell table:formula="of:=[.F4]*1.25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[.E4]/[.F4]" office:value-type="float" office:value="1.3125">
            <text:p>1,31</text:p>
          </table:table-cell>
          <table:table-cell/>
        </table:table-row>
        <table:table-row table:style-name="ro1">
          <table:table-cell office:value-type="string">
            <text:p>Text LineHeight</text:p>
          </table:table-cell>
          <table:table-cell/>
          <table:table-cell table:formula="of:=[.B5]/[.F5]" office:value-type="float" office:value="0">
            <text:p>0</text:p>
          </table:table-cell>
          <table:table-cell table:formula="of:=[.F5]*1.25"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table:formula="of:=[.E5]/[.F5]" office:value-type="float" office:value="1.25">
            <text:p>1,25</text:p>
          </table:table-cell>
          <table:table-cell/>
        </table:table-row>
        <table:table-row table:style-name="ro1">
          <table:table-cell office:value-type="string">
            <text:p>Copyright LineHeight</text:p>
          </table:table-cell>
          <table:table-cell/>
          <table:table-cell table:formula="of:=[.B6]/[.F6]" office:value-type="float" office:value="0">
            <text:p>0</text:p>
          </table:table-cell>
          <table:table-cell table:formula="of:=[.F6]*1.25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[.E6]/[.F6]" office:value-type="float" office:value="1.3">
            <text:p>1,3</text:p>
          </table:table-cell>
          <table:table-cell/>
        </table:table-row>
        <table:table-row table:style-name="ro1">
          <table:table-cell office:value-type="string">
            <text:p>Source TopMargin</text:p>
          </table:table-cell>
          <table:table-cell office:value-type="float" office:value="10">
            <text:p>10</text:p>
          </table:table-cell>
          <table:table-cell table:formula="of:=[.B7]/[.F7]" office:value-type="float" office:value="0.714285714285714">
            <text:p>0,71</text:p>
          </table:table-cell>
          <table:table-cell table:formula="of:=[.F7]*1.25"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[.E7]/[.F7]" office:value-type="float" office:value="1.07142857142857">
            <text:p>1,07</text:p>
          </table:table-cell>
          <table:table-cell/>
        </table:table-row>
        <table:table-row table:style-name="ro1">
          <table:table-cell office:value-type="string">
            <text:p>Source RightMargin</text:p>
          </table:table-cell>
          <table:table-cell office:value-type="float" office:value="40">
            <text:p>40</text:p>
          </table:table-cell>
          <table:table-cell table:formula="of:=[.B8]/[.F8]" office:value-type="float" office:value="0.740740740740741">
            <text:p>0,74</text:p>
          </table:table-cell>
          <table:table-cell table:formula="of:=[.F8]*1.25" office:value-type="float" office:value="67.5">
            <text:p>67,5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table:formula="of:=[.E8]/[.F8]" office:value-type="float" office:value="1.2962962962963">
            <text:p>1,3</text:p>
          </table:table-cell>
          <table:table-cell/>
        </table:table-row>
        <table:table-row table:style-name="ro1">
          <table:table-cell office:value-type="string">
            <text:p>Copyright BottomMargin</text:p>
          </table:table-cell>
          <table:table-cell office:value-type="float" office:value="30">
            <text:p>30</text:p>
          </table:table-cell>
          <table:table-cell table:formula="of:=[.B9]/[.F9]" office:value-type="float" office:value="0.697674418604651">
            <text:p>0,7</text:p>
          </table:table-cell>
          <table:table-cell table:formula="of:=[.F9]*1.25" office:value-type="float" office:value="53.75">
            <text:p>53,75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table:formula="of:=[.E9]/[.F9]" office:value-type="float" office:value="1.27906976744186">
            <text:p>1,2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1280">
            <text:p>1280</text:p>
          </table:table-cell>
          <table:table-cell office:value-type="float" office:value="1024">
            <text:p>1024</text:p>
          </table:table-cell>
          <table:table-cell table:formula="of:=[.E11]/[.F11]" office:value-type="float" office:value="1.25">
            <text:p>1,2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AVERAGE([.C2:.C4];[.C7:.C9])*1024" office:value-type="float" office:value="679.736162774922">
            <text:p>679,74</text:p>
          </table:table-cell>
          <table:table-cell table:number-columns-repeated="2"/>
          <table:table-cell office:value-type="string">
            <text:p>Mittelwert:</text:p>
          </table:table-cell>
          <table:table-cell table:formula="of:=AVERAGE([.G2:.G9])" office:value-type="float" office:value="1.25917464990866">
            <text:p>1,26</text:p>
          </table:table-cell>
          <table:table-cell/>
        </table:table-row>
        <table:table-row table:style-name="ro2">
          <table:table-cell office:value-type="string">
            <text:p>Source FontSize</text:p>
          </table:table-cell>
          <table:table-cell office:value-type="string">
            <text:p>new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[.B15]/[.A15]" office:value-type="float" office:value="1.625">
            <text:p>1,6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formula="of:=[.B16]/[.A16]" office:value-type="float" office:value="1.7">
            <text:p>1,7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[.B17]/[.A17]" office:value-type="float" office:value="1.63636363636364">
            <text:p>1,6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B18]/[.A18]" office:value-type="float" office:value="1.66666666666667">
            <text:p>1,6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Text FontSize</text:p>
          </table:table-cell>
          <table:table-cell office:value-type="string">
            <text:p>new</text:p>
          </table:table-cell>
          <table:table-cell office:value-type="string">
            <text:p>new line height</text:p>
          </table:table-cell>
          <table:table-cell office:value-type="string">
            <text:p>Zeilenabstand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table:formula="of:=[.A22]+[.D22]" office:value-type="float" office:value="56">
            <text:p>56</text:p>
          </table:table-cell>
          <table:table-cell table:formula="of:=[.C22]-[.D22]" office:value-type="float" office:value="42">
            <text:p>42</text:p>
          </table:table-cell>
          <table:table-cell table:style-name="ce1" table:formula="of:=[.B22]/[.A22]" office:value-type="float" office:value="1.69230769230769">
            <text:p>1,692308</text:p>
          </table:table-cell>
          <table:table-cell table:style-name="ce1" table:formula="of:=[.C22]/[.E22]" office:value-type="float" office:value="1.28571428571429">
            <text:p>1,2857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table:formula="of:=[.A23]+[.D23]" office:value-type="float" office:value="53">
            <text:p>53</text:p>
          </table:table-cell>
          <table:table-cell table:formula="of:=[.C23]-[.D23]" office:value-type="float" office:value="38">
            <text:p>38</text:p>
          </table:table-cell>
          <table:table-cell table:style-name="ce1" table:formula="of:=[.B23]/[.A23]" office:value-type="float" office:value="1.69565217391304">
            <text:p>1,695652</text:p>
          </table:table-cell>
          <table:table-cell table:style-name="ce1" table:formula="of:=[.C23]/[.E23]" office:value-type="float" office:value="1.28301886792453">
            <text:p>1,2830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table:formula="of:=[.A24]+[.D24]" office:value-type="float" office:value="50">
            <text:p>50</text:p>
          </table:table-cell>
          <table:table-cell table:formula="of:=[.C24]-[.D24]" office:value-type="float" office:value="34">
            <text:p>34</text:p>
          </table:table-cell>
          <table:table-cell table:style-name="ce1" table:formula="of:=[.B24]/[.A24]" office:value-type="float" office:value="1.7">
            <text:p>1,700000</text:p>
          </table:table-cell>
          <table:table-cell table:style-name="ce1" table:formula="of:=[.C24]/[.E24]" office:value-type="float" office:value="1.28">
            <text:p>1,28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table:formula="of:=[.A25]+[.D25]" office:value-type="float" office:value="60">
            <text:p>60</text:p>
          </table:table-cell>
          <table:table-cell table:formula="of:=[.C25]-[.D25]" office:value-type="float" office:value="37">
            <text:p>37</text:p>
          </table:table-cell>
          <table:table-cell table:style-name="ce1" table:formula="of:=[.B25]/[.A25]" office:value-type="float" office:value="1.7">
            <text:p>1,700000</text:p>
          </table:table-cell>
          <table:table-cell table:style-name="ce1" table:formula="of:=[.C25]/[.E25]" office:value-type="float" office:value="1.28333333333333">
            <text:p>1,2833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  <table:table-cell table:formula="of:=[.A26]+[.D26]" office:value-type="float" office:value="80">
            <text:p>80</text:p>
          </table:table-cell>
          <table:table-cell table:formula="of:=[.C26]-[.D26]" office:value-type="float" office:value="42">
            <text:p>42</text:p>
          </table:table-cell>
          <table:table-cell table:style-name="ce1" table:formula="of:=[.B26]/[.A26]" office:value-type="float" office:value="1.7">
            <text:p>1,700000</text:p>
          </table:table-cell>
          <table:table-cell table:style-name="ce1" table:formula="of:=[.C26]/[.E26]" office:value-type="float" office:value="1.275">
            <text:p>1,275000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Copyright FontSize</text:p>
          </table:table-cell>
          <table:table-cell office:value-type="string">
            <text:p>new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Source TopMargin</text:p>
          </table:table-cell>
          <table:table-cell office:value-type="string">
            <text:p>new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B34]/[.A34]" office:value-type="float" office:value="1.4">
            <text:p>1,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B35]/[.A35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[.B36]/[.A36]" office:value-type="float" office:value="1.4">
            <text:p>1,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Source RightMargin</text:p>
          </table:table-cell>
          <table:table-cell office:value-type="string">
            <text:p>new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formula="of:=[.B39]/[.A39]" office:value-type="float" office:value="1.35">
            <text:p>1,3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B40]/[.A40]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[.B41]/[.A41]" office:value-type="float" office:value="1.4">
            <text:p>1,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Copyright BottomMargin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[.B44]/[.A44]" office:value-type="float" office:value="1.43333333333333">
            <text:p>1,43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22:Tabelle1.G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03.11.2010</text:date>, <text:time>13:5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Patrick Reisert</meta:initial-creator>
    <meta:creation-date>2010-11-02T13:41:38.50</meta:creation-date>
    <dc:date>2010-11-03T13:52:06.30</dc:date>
    <dc:creator>Kai Patrick Reisert</dc:creator>
    <meta:editing-duration>PT02H37M09S</meta:editing-duration>
    <meta:editing-cycles>7</meta:editing-cycles>
    <meta:generator>OpenOffice.org/3.2$Win32 OpenOffice.org_project/320m12$Build-9483</meta:generator>
    <meta:document-statistic meta:table-count="3" meta:cell-count="159" meta:object-count="0"/>
  </office:meta>
</office:document-meta>
</file>